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solid" draw:fill-color="#47b8b8" fo:min-height="0.65cm"/>
    </style:style>
    <style:style style:name="gr4" style:family="graphic" style:parent-style-name="standard">
      <style:graphic-properties draw:stroke="none" svg:stroke-color="#000000" draw:fill="solid" draw:fill-color="#00ff00" fo:min-height="0.65cm"/>
    </style:style>
    <style:style style:name="gr5" style:family="graphic" style:parent-style-name="standard">
      <style:graphic-properties draw:stroke="none" svg:stroke-color="#000000" draw:fill="none" draw:fill-color="#47b8b8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808000" fo:min-height="0.65cm"/>
    </style:style>
    <style:style style:name="gr8" style:family="graphic" style:parent-style-name="standard">
      <style:graphic-properties draw:stroke="none" svg:stroke-color="#000000" draw:fill="none" draw:fill-color="#ffffff" fo:min-height="5.3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solid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2.4cm" svg:height="13.7cm" svg:x="38.8cm" svg:y="22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39.3cm" svg:y="23.45cm">
          <draw:text-box>
            <text:p>Välj förskola</text:p>
          </draw:text-box>
        </draw:frame>
        <draw:custom-shape draw:style-name="gr1" draw:text-style-name="P1" draw:layer="layout" svg:width="11.5cm" svg:height="8.6cm" svg:x="39.3cm" svg:y="2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1cm" svg:height="13.7cm" svg:x="24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cm" svg:height="8.6cm" svg:x="39.3cm" svg:y="2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1cm" svg:height="6.3cm" svg:x="25.3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25.3cm" svg:y="2.55cm">
          <draw:text-box>
            <text:p>Välj grupp</text:p>
          </draw:text-box>
        </draw:frame>
        <draw:frame draw:style-name="gr3" draw:layer="layout" svg:width="11.3cm" svg:height="0.963cm" svg:x="39.4cm" svg:y="25cm">
          <draw:text-box>
            <text:p>Förskolan Väst, Södra Köping</text:p>
          </draw:text-box>
        </draw:frame>
        <draw:frame draw:style-name="gr4" draw:layer="layout" svg:width="9.5cm" svg:height="0.963cm" svg:x="25.5cm" svg:y="4.3cm">
          <draw:text-box>
            <text:p>Röda gruppen</text:p>
          </draw:text-box>
        </draw:frame>
        <draw:frame draw:style-name="gr5" draw:layer="layout" svg:width="11.3cm" svg:height="0.963cm" svg:x="39.4cm" svg:y="26.2cm">
          <draw:text-box>
            <text:p>Förskolan Öst, Södra Köping</text:p>
          </draw:text-box>
        </draw:frame>
        <draw:line draw:style-name="gr6" draw:text-style-name="P1" draw:layer="layout" svg:x1="39.6cm" svg:y1="25.6cm" svg:x2="30.4cm" svg:y2="15.6cm">
          <text:p/>
        </draw:line>
        <draw:frame draw:style-name="gr4" draw:layer="layout" svg:width="9.5cm" svg:height="0.963cm" svg:x="25.5cm" svg:y="4.301cm">
          <draw:text-box>
            <text:p>Röda gruppen</text:p>
          </draw:text-box>
        </draw:frame>
        <draw:frame draw:style-name="gr7" draw:layer="layout" svg:width="9.5cm" svg:height="0.963cm" svg:x="25.5cm" svg:y="5.4cm">
          <draw:text-box>
            <text:p>Gröna gruppen</text:p>
          </draw:text-box>
        </draw:frame>
        <draw:frame draw:style-name="gr7" draw:layer="layout" svg:width="9.5cm" svg:height="0.963cm" svg:x="25.5cm" svg:y="6.337cm">
          <draw:text-box>
            <text:p>Blåa gruppen (6-gs)</text:p>
          </draw:text-box>
        </draw:frame>
        <draw:custom-shape draw:style-name="gr1" draw:text-style-name="P1" xml:id="id3" draw:id="id3" draw:layer="layout" svg:width="10.6cm" svg:height="13.7cm" svg:x="7.4cm" svg:y="2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8.6cm" svg:x="7.7cm" svg:y="26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7.7cm" svg:y="25.25cm">
          <draw:text-box>
            <text:p>Välj barn</text:p>
          </draw:text-box>
        </draw:frame>
        <draw:frame draw:style-name="gr4" draw:layer="layout" svg:width="9.5cm" svg:height="0.963cm" svg:x="7.9cm" svg:y="27cm">
          <draw:text-box>
            <text:p>Röda gruppen</text:p>
          </draw:text-box>
        </draw:frame>
        <draw:frame draw:style-name="gr4" draw:layer="layout" svg:width="9.5cm" svg:height="0.963cm" svg:x="7.9cm" svg:y="27.001cm">
          <draw:text-box>
            <text:p>Alexandra, Alex, </text:p>
          </draw:text-box>
        </draw:frame>
        <draw:frame draw:style-name="gr7" draw:layer="layout" svg:width="9.5cm" svg:height="0.963cm" svg:x="7.9cm" svg:y="28.1cm">
          <draw:text-box>
            <text:p>Gretson, Per</text:p>
          </draw:text-box>
        </draw:frame>
        <draw:frame draw:style-name="gr7" draw:layer="layout" svg:width="9.5cm" svg:height="0.963cm" svg:x="7.9cm" svg:y="29.037cm">
          <draw:text-box>
            <text:p>Medelius, Lina</text:p>
          </draw:text-box>
        </draw:frame>
        <draw:line draw:style-name="gr6" draw:text-style-name="P1" draw:layer="layout" svg:x1="25.3cm" svg:y1="4.6cm" svg:x2="12.2cm" svg:y2="24.6cm">
          <text:p/>
        </draw:line>
        <draw:frame draw:style-name="gr8" draw:layer="layout" svg:width="6.3cm" svg:height="5.6cm" svg:x="44.8cm" svg:y="37cm">
          <draw:text-box>
            <text:p>Användaren får börja med att välja föreskola innan man går vidare</text:p>
          </draw:text-box>
        </draw:frame>
        <draw:custom-shape draw:style-name="gr9" draw:text-style-name="P1" draw:layer="layout" svg:width="1.8cm" svg:height="1.7cm" svg:x="43.6cm" svg:y="49.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6" draw:text-style-name="P1" draw:layer="layout" svg:x1="44.4cm" svg:y1="49.5cm" svg:x2="44.4cm" svg:y2="36.6cm">
          <text:p/>
        </draw:line>
        <draw:custom-shape draw:style-name="gr1" draw:text-style-name="P1" xml:id="id4" draw:id="id4" draw:layer="layout" svg:width="11.8cm" svg:height="13.7cm" svg:x="22cm" svg:y="24.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1cm" svg:height="0.963cm" svg:x="27.1cm" svg:y="26cm">
          <draw:text-box>
            <text:p>Alexandra, Alex</text:p>
          </draw:text-box>
        </draw:frame>
        <draw:frame draw:style-name="gr11" draw:layer="layout" svg:width="3.6cm" svg:height="1.25cm" svg:x="22.9cm" svg:y="26.1cm">
          <draw:text-box>
            <text:p>Namn</text:p>
          </draw:text-box>
        </draw:frame>
        <draw:frame draw:style-name="gr10" draw:layer="layout" svg:width="6.1cm" svg:height="0.963cm" svg:x="27.1cm" svg:y="28.3cm">
          <draw:text-box>
            <text:p>3 </text:p>
          </draw:text-box>
        </draw:frame>
        <draw:frame draw:style-name="gr11" draw:layer="layout" svg:width="3.6cm" svg:height="1.25cm" svg:x="23cm" svg:y="28.25cm">
          <draw:text-box>
            <text:p>Ålder</text:p>
          </draw:text-box>
        </draw:frame>
        <draw:frame draw:style-name="gr10" draw:layer="layout" svg:width="6.1cm" svg:height="0.963cm" svg:x="27.1cm" svg:y="30.5cm">
          <draw:text-box>
            <text:p>Utvecklas bra</text:p>
          </draw:text-box>
        </draw:frame>
        <draw:frame draw:style-name="gr11" draw:layer="layout" svg:width="4.9cm" svg:height="1.25cm" svg:x="22.6cm" svg:y="30.65cm">
          <draw:text-box>
            <text:p>Anteckningar</text:p>
          </draw:text-box>
        </draw:frame>
        <draw:frame draw:style-name="gr11" draw:layer="layout" svg:width="3.9cm" svg:height="1.25cm" svg:x="23cm" svg:y="33.1cm">
          <draw:text-box>
            <text:p>Grupp</text:p>
          </draw:text-box>
        </draw:frame>
        <draw:frame draw:style-name="gr10" draw:layer="layout" svg:width="6cm" svg:height="1.204cm" svg:x="27.1cm" svg:y="32.9cm">
          <draw:text-box>
            <text:p/>
          </draw:text-box>
        </draw:frame>
        <draw:custom-shape draw:style-name="gr9" draw:text-style-name="P1" draw:layer="layout" svg:width="0.9cm" svg:height="0.9cm" svg:x="32cm" svg:y="33.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5cm" svg:height="0.963cm" svg:x="27.2cm" svg:y="33.001cm">
          <draw:text-box>
            <text:p>Röda gruppen</text:p>
          </draw:text-box>
        </draw:frame>
        <draw:line draw:style-name="gr6" draw:text-style-name="P1" draw:layer="layout" svg:x1="17cm" svg:y1="27.4cm" svg:x2="22cm" svg:y2="27.4cm">
          <text:p/>
        </draw:line>
        <draw:custom-shape draw:style-name="gr13" draw:text-style-name="P1" draw:layer="layout" svg:width="3.1cm" svg:height="1.3cm" svg:x="39.4cm" svg:y="33.9cm">
          <text:p text:style-name="P1">N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1.3cm" svg:x="43.6cm" svg:y="33.9cm">
          <text:p text:style-name="P1">Ändr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1cm" svg:height="1.3cm" svg:x="47.7cm" svg:y="33.9cm">
          <text:p text:style-name="P1">Ta bo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cm" svg:height="13.7cm" svg:x="24.8cm" svg:y="41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1.1cm" svg:y1="35.2cm" svg:x2="30.3cm" svg:y2="42cm">
          <text:p/>
        </draw:line>
        <draw:line draw:style-name="gr6" draw:text-style-name="P1" draw:layer="layout" svg:x1="45.4cm" svg:y1="35.2cm" svg:x2="30.3cm" svg:y2="42cm">
          <text:p/>
        </draw:line>
        <draw:frame draw:style-name="gr14" draw:layer="layout" svg:width="6.8cm" svg:height="1.75cm" svg:x="25.5cm" svg:y="42.1cm">
          <draw:text-box>
            <text:p>Ändra skapa skola</text:p>
          </draw:text-box>
        </draw:frame>
        <draw:frame draw:style-name="gr10" draw:layer="layout" svg:width="6.1cm" svg:height="0.963cm" svg:x="28.7cm" svg:y="43.7cm">
          <draw:text-box>
            <text:p>Alexandra, Alex</text:p>
          </draw:text-box>
        </draw:frame>
        <draw:frame draw:style-name="gr11" draw:layer="layout" svg:width="3.6cm" svg:height="1.25cm" svg:x="25cm" svg:y="43.6cm">
          <draw:text-box>
            <text:p>Namn</text:p>
          </draw:text-box>
        </draw:frame>
        <draw:custom-shape draw:style-name="gr13" draw:text-style-name="P1" draw:layer="layout" svg:width="3.1cm" svg:height="1.3cm" svg:x="25.3cm" svg:y="13.3cm">
          <text:p text:style-name="P1">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3cm" svg:height="1.3cm" svg:x="29.5cm" svg:y="13.3cm">
          <text:p text:style-name="P1">Ändr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cm" svg:height="1.3cm" svg:x="33.6cm" svg:y="13.3cm">
          <text:p text:style-name="P1">Ta bo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1cm" svg:height="13.7cm" svg:x="5.1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cm" svg:height="13.7cm" svg:x="46.1cm" svg:y="2.7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6.8cm" svg:height="1.75cm" svg:x="5.4cm" svg:y="2.5cm">
          <draw:text-box>
            <text:p>Grupp</text:p>
          </draw:text-box>
        </draw:frame>
        <draw:frame draw:style-name="gr10" draw:layer="layout" svg:width="6.1cm" svg:height="0.963cm" svg:x="10.5cm" svg:y="4.95cm">
          <draw:text-box>
            <text:p>Alexandra, Alex</text:p>
          </draw:text-box>
        </draw:frame>
        <draw:frame draw:style-name="gr11" draw:layer="layout" svg:width="3.6cm" svg:height="1.25cm" svg:x="6.8cm" svg:y="4.85cm">
          <draw:text-box>
            <text:p>Namn</text:p>
          </draw:text-box>
        </draw:frame>
        <draw:line draw:style-name="gr6" draw:text-style-name="P1" draw:layer="layout" svg:x1="25.3cm" svg:y1="13.9cm" svg:x2="17.3cm" svg:y2="9.4cm">
          <text:p/>
        </draw:line>
        <draw:line draw:style-name="gr6" draw:text-style-name="P1" draw:layer="layout" svg:x1="30.6cm" svg:y1="13.2cm" svg:x2="17.3cm" svg:y2="9.5cm">
          <text:p/>
        </draw:line>
        <draw:frame draw:style-name="gr15" draw:layer="layout" svg:width="4.2cm" svg:height="1.05cm" svg:x="5.7cm" svg:y="7.2cm">
          <draw:text-box>
            <text:p>Antal platser </text:p>
          </draw:text-box>
        </draw:frame>
        <draw:frame draw:style-name="gr10" draw:layer="layout" svg:width="6.1cm" svg:height="0.963cm" svg:x="10.4cm" svg:y="7.237cm">
          <draw:text-box>
            <text:p>20</text:p>
          </draw:text-box>
        </draw:frame>
        <draw:custom-shape draw:style-name="gr13" draw:text-style-name="P1" draw:layer="layout" svg:width="3cm" svg:height="1.3cm" svg:x="47.8cm" svg:y="23.2cm">
          <text:p text:style-name="P1">Avsluta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0.7cm" svg:y1="23.9cm" svg:x2="56.3cm" svg:y2="23.9cm">
          <text:p/>
        </draw:line>
        <draw:custom-shape draw:style-name="gr9" draw:text-style-name="P1" draw:layer="layout" svg:width="1.8cm" svg:height="1.7cm" svg:x="56.3cm" svg:y="2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5cm" svg:height="1.3cm" svg:x="28.1cm" svg:y="36.5cm">
          <text:p text:style-name="P1">Spara/Ändra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8.2cm" svg:y1="37.1cm" svg:x2="18.1cm" svg:y2="37.1cm">
          <text:p/>
        </draw:line>
        <draw:custom-shape draw:style-name="gr13" draw:text-style-name="P1" draw:layer="layout" svg:width="3cm" svg:height="1.3cm" svg:x="14.6cm" svg:y="25cm">
          <text:p text:style-name="P1">x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4cm" svg:y1="25.1cm" svg:x2="27.5cm" svg:y2="15.6cm">
          <text:p/>
        </draw:line>
        <draw:custom-shape draw:style-name="gr13" draw:text-style-name="P1" draw:layer="layout" svg:width="3cm" svg:height="1.3cm" svg:x="33.4cm" svg:y="2.3cm">
          <text:p text:style-name="P1">x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6.4cm" svg:y1="3cm" svg:x2="42.3cm" svg:y2="22.9cm">
          <text:p/>
        </draw:line>
        <draw:custom-shape draw:style-name="gr13" draw:text-style-name="P1" xml:id="id5" draw:id="id5" draw:layer="layout" svg:width="3.9cm" svg:height="1.2cm" svg:x="7.8cm" svg:y="36.7cm">
          <text:p text:style-name="P1">Skriv in bar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8cm" svg:height="13.7cm" svg:x="6.6cm" svg:y="5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1cm" svg:height="1.25cm" svg:x="48.9cm" svg:y="52.4cm">
          <draw:text-box>
            <text:p>Lediga platser på avdelningen</text:p>
          </draw:text-box>
        </draw:frame>
        <draw:custom-shape draw:style-name="gr13" draw:text-style-name="P1" draw:layer="layout" svg:width="3.9cm" svg:height="1.2cm" svg:x="13.7cm" svg:y="36.7cm">
          <text:p text:style-name="P1">Skriv ut barn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6cm" svg:height="10.5cm" svg:x="7.8cm" svg:y="5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2.9cm" svg:y="5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5cm" svg:y="5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0.6cm" svg:y="5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5cm" svg:y="5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5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2.9cm" svg:y="5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5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0.6cm" svg:y="5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5cm" svg:y="5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5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2.9cm" svg:y="5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5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0.6cm" svg:y="5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5cm" svg:y="5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6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2.9cm" svg:y="6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6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0.6cm" svg:y="6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5cm" svg:y="6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2.9cm" svg:y="6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8.5cm" svg:y="6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0.6cm" svg:y="6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cm" svg:height="1.4cm" svg:x="15cm" svg:y="6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cm" svg:height="1.675cm" svg:x="13.6cm" svg:y="39.1cm">
          <draw:text-box>
            <text:p>Lediga platser på avdelningen</text:p>
          </draw:text-box>
        </draw:frame>
        <draw:custom-shape draw:style-name="gr13" draw:text-style-name="P1" xml:id="id1" draw:id="id1" draw:layer="layout" svg:width="4.7cm" svg:height="4.7cm" svg:x="10.5cm" svg:y="42.3cm">
          <text:p text:style-name="P1">Finns</text:p>
          <text:p text:style-name="P1">Ledig</text:p>
          <text:p text:style-name="P1">Pla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10.5cm" svg:y1="44.65cm" svg:x2="9cm" svg:y2="42.7cm" draw:start-shape="id1" draw:start-glue-point="5" draw:end-shape="id2" svg:d="m10500 44650h-750v-1950h-750">
          <text:p/>
        </draw:connector>
        <draw:custom-shape draw:style-name="gr13" draw:text-style-name="P1" xml:id="id2" draw:id="id2" draw:layer="layout" svg:width="7.2cm" svg:height="3.2cm" svg:x="1.8cm" svg:y="41.1cm">
          <text:p text:style-name="P1">Inga lediga </text:p>
          <text:p text:style-name="P1">platser finn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4cm" svg:y1="41.1cm" svg:x2="7.4cm" svg:y2="31.55cm" draw:start-shape="id2" draw:start-glue-point="0" draw:end-shape="id3" draw:end-glue-point="3" svg:d="m5400 41100v-9550h2000">
          <text:p/>
        </draw:connector>
        <draw:frame draw:style-name="gr17" draw:layer="layout" svg:width="2.4cm" svg:height="1.35cm" svg:x="6.6cm" svg:y="48.3cm">
          <draw:text-box>
            <text:p>Nej</text:p>
          </draw:text-box>
        </draw:frame>
        <draw:connector draw:style-name="gr6" draw:text-style-name="P1" draw:layer="layout" svg:x1="15.2cm" svg:y1="44.65cm" svg:x2="22cm" svg:y2="31.55cm" draw:start-shape="id1" draw:start-glue-point="7" draw:end-shape="id4" draw:end-glue-point="3" svg:d="m15200 44650h3401v-13100h3399">
          <text:p/>
        </draw:connector>
        <draw:connector draw:style-name="gr6" draw:text-style-name="P1" draw:layer="layout" svg:x1="9.75cm" svg:y1="37.9cm" svg:x2="12.85cm" svg:y2="42.3cm" draw:start-shape="id5" draw:start-glue-point="2" draw:end-shape="id1" draw:end-glue-point="4" svg:d="m9750 37900v2200h3100v2200">
          <text:p/>
        </draw:connector>
        <draw:custom-shape draw:style-name="gr13" draw:text-style-name="P1" draw:layer="layout" svg:width="4.6cm" svg:height="1.3cm" svg:x="31.7cm" svg:y="10.8cm">
          <text:p text:style-name="P1">Visa föräldrar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3T14:12:50.46</meta:creation-date>
    <dc:date>2011-10-13T18:25:17.86</dc:date>
    <meta:editing-duration>PT4H12M27S</meta:editing-duration>
    <meta:editing-cycles>5</meta:editing-cycles>
    <meta:generator>LibreOffice/3.4$Win32 LibreOffice_project/340m1$Build-302</meta:generator>
    <meta:document-statistic meta:object-count="104"/>
  </office:meta>
</office:document-meta>
</file>